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670000007530BF0A86.jpg"/>
  <manifest:file-entry manifest:media-type="image/png" manifest:full-path="Pictures/10000201000001330000006931626CE6.png"/>
  <manifest:file-entry manifest:media-type="image/jpeg" manifest:full-path="Pictures/100000000000027600000276DE809E01.jpg"/>
  <manifest:file-entry manifest:media-type="image/png" manifest:full-path="Pictures/1000020000000118000000FABE8859D1.png"/>
  <manifest:file-entry manifest:media-type="image/png" manifest:full-path="Pictures/100002010000025900000374258B1948.png"/>
  <manifest:file-entry manifest:media-type="image/gif" manifest:full-path="Pictures/1000000000000264000000AFE575AE3C.gif"/>
  <manifest:file-entry manifest:media-type="image/png" manifest:full-path="Pictures/100002010000012C000000B485F958AD.png"/>
  <manifest:file-entry manifest:media-type="image/png" manifest:full-path="Pictures/10000201000007D0000007D0B090B9A6.png"/>
  <manifest:file-entry manifest:media-type="image/png" manifest:full-path="Pictures/100002010000010000000100402CE5D7.png"/>
  <manifest:file-entry manifest:media-type="image/png" manifest:full-path="Pictures/100002010000007800000073C6A550A2.png"/>
  <manifest:file-entry manifest:media-type="image/png" manifest:full-path="Pictures/10000201000001C2000001C2A1BA1828.png"/>
  <manifest:file-entry manifest:media-type="image/png" manifest:full-path="Pictures/100002010000026C000000D2F028F56B.png"/>
  <manifest:file-entry manifest:media-type="image/png" manifest:full-path="Pictures/100002000000012C000000C8E614407F.png"/>
  <manifest:file-entry manifest:media-type="image/jpeg" manifest:full-path="Pictures/100000000000045400000454891AEF92.jpg"/>
  <manifest:file-entry manifest:media-type="image/jpeg" manifest:full-path="Pictures/100000000000062C0000022FFD299F9A.jpg"/>
  <manifest:file-entry manifest:media-type="image/png" manifest:full-path="Pictures/1000020100000103000001033BE0E8E5.png"/>
  <manifest:file-entry manifest:media-type="image/png" manifest:full-path="Pictures/100002010000018E00000080B831CB1F.png"/>
  <manifest:file-entry manifest:media-type="image/png" manifest:full-path="Pictures/1000020100000258000002583215BE48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3f3f3f" draw:fill-image-width="0cm" draw:fill-image-height="0cm"/>
    </style:style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stroke="solid" draw:stroke-dash="_33__20_Dashes_20_3_20_Dots_20__28_var_29_" svg:stroke-width="0.1cm" svg:stroke-color="#000000" draw:marker-start-width="0.35cm" draw:marker-end-width="0.35cm" draw:fill="gradient" draw:fill-gradient-name="Radial_20_turquoise_2f_blanc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gradient" draw:fill-gradient-name="Radial_20_turquoise_2f_blanc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4cm"/>
    </style:style>
    <style:style style:name="gr6" style:family="graphic" style:parent-style-name="standard">
      <style:graphic-properties draw:stroke="none" svg:stroke-color="#000000" draw:fill="none" draw:fill-color="#ffffff" fo:min-height="1.35cm"/>
    </style:style>
    <style:style style:name="gr7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e6e6ff" fo:font-family="ascsys" style:font-family-generic="modern" style:font-pitch="fixed"/>
    </style:style>
    <style:style style:name="P3" style:family="paragraph">
      <style:paragraph-properties fo:text-align="center"/>
      <style:text-properties fo:color="#e6e6ff" fo:font-family="ascsys" style:font-family-generic="modern" style:font-pitch="fixed"/>
    </style:style>
    <style:style style:name="T1" style:family="text">
      <style:text-properties fo:color="#e6e6ff" fo:font-family="ascsys" style:font-family-generic="modern" style:font-pitch="fixed" fo:font-size="16pt" style:font-size-asian="16pt" style:font-size-complex="16pt"/>
    </style:style>
    <style:style style:name="T2" style:family="text">
      <style:text-properties fo:color="#e6e6ff" fo:font-family="ascsys" style:font-family-generic="modern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xml:id="id18" draw:id="id18" draw:layer="layout" svg:width="6.1cm" svg:height="5.8cm" svg:x="12.6cm" svg:y="6.6cm">
          <text:p/>
        </draw:ellipse>
        <draw:ellipse draw:style-name="gr1" draw:text-style-name="P1" xml:id="id2" draw:id="id2" draw:layer="layout" svg:width="6.5cm" svg:height="6cm" svg:x="10.3cm" svg:y="10.1cm">
          <text:p/>
        </draw:ellipse>
        <draw:ellipse draw:style-name="gr1" draw:text-style-name="P1" xml:id="id16" draw:id="id16" draw:layer="layout" svg:width="6.6cm" svg:height="6.1cm" svg:x="8.5cm" svg:y="6.465cm">
          <text:p/>
        </draw:ellipse>
        <draw:path draw:style-name="gr2" draw:text-style-name="P1" draw:layer="layout" svg:width="9.299cm" svg:height="8.799cm" svg:x="9cm" svg:y="6.8cm" svg:viewBox="0 0 9300 8800" svg:d="m2700 5400c-497 0-920-113-1350-362s-740-558-988-988-362-853-362-1350 113-920 362-1350 558-740 988-988c430-249 853-362 1350-362s920 113 1350 362c430 248 740 558 988 988s362 853 362 1350-113 920-362 1350-558 740-988 988c-430 249-853 362-1350 362zm3900 0c-497 0-920-113-1350-362s-740-558-988-988-362-853-362-1350 113-920 362-1350 558-740 988-988c430-249 853-362 1350-362s920 113 1350 362c430 248 740 558 988 988s362 853 362 1350-113 920-362 1350c-248 430-558 740-988 988-430 249-853 362-1350 362zm-2000 3400c-497 0-920-113-1350-362s-740-558-988-988-362-853-362-1350 113-920 362-1350 558-740 988-988 853-362 1350-362 920 113 1350 362 740 558 988 988 362 853 362 1350-113 920-362 1350-558 740-988 988c-430 249-853 362-1350 362z">
          <text:p/>
        </draw:path>
        <draw:circle draw:style-name="gr3" draw:text-style-name="P1" xml:id="id7" draw:id="id7" draw:layer="layout" svg:width="5.4cm" svg:height="5.4cm" svg:x="10.9cm" svg:y="10.2cm">
          <text:p/>
        </draw:circle>
        <draw:frame draw:style-name="gr4" draw:text-style-name="P1" draw:layer="layout" svg:width="4.416cm" svg:height="5.599cm" svg:x="11.051cm" svg:y="7.669cm">
          <draw:image xlink:href="Pictures/100002010000025900000374258B1948.png" xlink:type="simple" xlink:show="embed" xlink:actuate="onLoad">
            <text:p/>
          </draw:image>
        </draw:frame>
        <draw:frame draw:style-name="gr5" draw:text-style-name="P2" draw:layer="layout" svg:width="4.4cm" svg:height="1.65cm" svg:x="11.4cm" svg:y="13.65cm">
          <draw:text-box>
            <text:p text:style-name="P2"><text:span text:style-name="T1">Informatique</text:span></text:p>
          </draw:text-box>
        </draw:frame>
        <draw:frame draw:style-name="gr6" draw:text-style-name="P2" xml:id="id13" draw:id="id13" draw:layer="layout" svg:width="4.7cm" svg:height="1.649cm" draw:transform="rotate (0.845786555516292) translate (8.675cm 9.737cm)">
          <draw:text-box>
            <text:p text:style-name="P2"><text:span text:style-name="T2">Audiovisuel</text:span></text:p>
            <text:p text:style-name="P2"><text:span text:style-name="T2">Et graphisme</text:span></text:p>
          </draw:text-box>
        </draw:frame>
        <draw:frame draw:style-name="gr6" draw:text-style-name="P3" draw:layer="layout" svg:width="6.6cm" svg:height="1.649cm" draw:transform="rotate (-0.694990108145198) translate (14.393cm 5.929cm)">
          <draw:text-box>
            <text:p text:style-name="P3"><text:span text:style-name="T2">Bureautique</text:span></text:p>
            <text:p text:style-name="P3"><text:span text:style-name="T2">Et Gestion</text:span></text:p>
          </draw:text-box>
        </draw:frame>
        <draw:frame draw:style-name="gr4" draw:text-style-name="P1" draw:layer="photo" svg:width="2.1cm" svg:height="2cm" svg:x="19.5cm" svg:y="9.2cm">
          <draw:image xlink:href="Pictures/100002010000007800000073C6A550A2.png" xlink:type="simple" xlink:show="embed" xlink:actuate="onLoad">
            <text:p/>
          </draw:image>
        </draw:frame>
        <draw:frame draw:style-name="gr4" draw:text-style-name="P1" xml:id="id4" draw:id="id4" draw:layer="photo" svg:width="3.2cm" svg:height="1.862cm" svg:x="10.1cm" svg:y="16.3cm">
          <draw:image xlink:href="Pictures/100002010000012C000000B485F958AD.png" xlink:type="simple" xlink:show="embed" xlink:actuate="onLoad">
            <text:p/>
          </draw:image>
        </draw:frame>
        <draw:frame draw:style-name="gr4" draw:text-style-name="P1" xml:id="id10" draw:id="id10" draw:layer="photo" svg:width="3.399cm" svg:height="1.607cm" svg:x="19.5cm" svg:y="13.2cm">
          <draw:image xlink:href="Pictures/100002010000018E00000080B831CB1F.png" xlink:type="simple" xlink:show="embed" xlink:actuate="onLoad">
            <text:p/>
          </draw:image>
        </draw:frame>
        <draw:frame draw:style-name="gr4" draw:text-style-name="P1" xml:id="id8" draw:id="id8" draw:layer="photo" svg:width="1.7cm" svg:height="1.599cm" svg:x="18.6cm" svg:y="15.6cm">
          <draw:image xlink:href="Pictures/10000201000007D0000007D0B090B9A6.png" xlink:type="simple" xlink:show="embed" xlink:actuate="onLoad">
            <text:p/>
          </draw:image>
        </draw:frame>
        <draw:frame draw:style-name="gr4" draw:text-style-name="P1" xml:id="id3" draw:id="id3" draw:layer="photo" svg:width="3.21cm" svg:height="3cm" svg:x="6.5cm" svg:y="13.1cm">
          <draw:image xlink:href="Pictures/1000020100000103000001033BE0E8E5.png" xlink:type="simple" xlink:show="embed" xlink:actuate="onLoad">
            <text:p/>
          </draw:image>
        </draw:frame>
        <draw:frame draw:style-name="gr4" draw:text-style-name="P1" xml:id="id17" draw:id="id17" draw:layer="photo" svg:width="1.468cm" svg:height="1.468cm" svg:x="19.2cm" svg:y="7.2cm">
          <draw:image xlink:href="Pictures/100000000000027600000276DE809E01.jpg" xlink:type="simple" xlink:show="embed" xlink:actuate="onLoad">
            <text:p/>
          </draw:image>
        </draw:frame>
        <draw:frame draw:style-name="gr4" draw:text-style-name="P1" xml:id="id5" draw:id="id5" draw:layer="photo" svg:width="2.1cm" svg:height="1.872cm" svg:x="14.2cm" svg:y="17.1cm">
          <draw:image xlink:href="Pictures/10000201000001C2000001C2A1BA1828.png" xlink:type="simple" xlink:show="embed" xlink:actuate="onLoad">
            <text:p/>
          </draw:image>
        </draw:frame>
        <draw:frame draw:style-name="gr4" draw:text-style-name="P1" xml:id="id9" draw:id="id9" draw:layer="photo" svg:width="2.727cm" svg:height="0.902cm" svg:x="17.658cm" svg:y="12.098cm">
          <draw:image xlink:href="Pictures/10000201000001330000006931626CE6.png" xlink:type="simple" xlink:show="embed" xlink:actuate="onLoad">
            <text:p/>
          </draw:image>
        </draw:frame>
        <draw:frame draw:style-name="gr4" draw:text-style-name="P1" xml:id="id12" draw:id="id12" draw:layer="photo" svg:width="3.104cm" svg:height="1.111cm" svg:x="4.996cm" svg:y="7cm">
          <draw:image xlink:href="Pictures/100000000000062C0000022FFD299F9A.jpg" xlink:type="simple" xlink:show="embed" xlink:actuate="onLoad">
            <text:p/>
          </draw:image>
        </draw:frame>
        <draw:frame draw:style-name="gr4" draw:text-style-name="P1" xml:id="id15" draw:id="id15" draw:layer="photo" svg:width="1.7cm" svg:height="1.799cm" svg:x="10.8cm" svg:y="4.001cm">
          <draw:image xlink:href="Pictures/100000000000045400000454891AEF92.jpg" xlink:type="simple" xlink:show="embed" xlink:actuate="onLoad">
            <text:p/>
          </draw:image>
        </draw:frame>
        <draw:frame draw:style-name="gr4" draw:text-style-name="P1" xml:id="id6" draw:id="id6" draw:layer="photo" svg:width="2.174cm" svg:height="2.574cm" svg:x="16cm" svg:y="15.126cm">
          <draw:image xlink:href="Pictures/1000020100000258000002583215BE48.png" xlink:type="simple" xlink:show="embed" xlink:actuate="onLoad">
            <text:p/>
          </draw:image>
        </draw:frame>
        <draw:frame draw:style-name="gr4" draw:text-style-name="P1" xml:id="id14" draw:id="id14" draw:layer="photo" svg:width="2.365cm" svg:height="1.692cm" svg:x="7.1cm" svg:y="4.708cm">
          <draw:image xlink:href="Pictures/10000000000001670000007530BF0A86.jpg" xlink:type="simple" xlink:show="embed" xlink:actuate="onLoad">
            <text:p/>
          </draw:image>
        </draw:frame>
        <draw:frame draw:style-name="gr4" draw:text-style-name="P1" xml:id="id1" draw:id="id1" draw:layer="photo" svg:width="2.2cm" svg:height="1.4cm" svg:x="7cm" svg:y="11.9cm">
          <draw:image xlink:href="Pictures/100002010000026C000000D2F028F56B.png" xlink:type="simple" xlink:show="embed" xlink:actuate="onLoad">
            <text:p/>
          </draw:image>
        </draw:frame>
        <draw:connector draw:style-name="gr7" draw:text-style-name="P1" draw:layer="layout" svg:x1="9.2cm" svg:y1="12.6cm" svg:x2="10.3cm" svg:y2="13.1cm" draw:start-shape="id1" draw:end-shape="id2" draw:end-glue-point="3" svg:d="m9200 12600h550v500h550">
          <text:p/>
        </draw:connector>
        <draw:connector draw:style-name="gr7" draw:text-style-name="P1" draw:layer="layout" svg:x1="8.105cm" svg:y1="16.1cm" svg:x2="13.55cm" svg:y2="16.1cm" draw:start-shape="id3" draw:end-shape="id2" draw:end-glue-point="2" svg:d="m8105 16100v501h5445v-501">
          <text:p/>
        </draw:connector>
        <draw:connector draw:style-name="gr7" draw:text-style-name="P1" draw:layer="layout" svg:x1="11.7cm" svg:y1="18.162cm" svg:x2="13.55cm" svg:y2="16.1cm" draw:start-shape="id4" draw:start-glue-point="2" draw:end-shape="id2" draw:end-glue-point="2" svg:d="m11700 18162v500h1850v-2562">
          <text:p/>
        </draw:connector>
        <draw:connector draw:style-name="gr7" draw:text-style-name="P1" draw:layer="layout" svg:x1="14.2cm" svg:y1="18.036cm" svg:x2="13.55cm" svg:y2="16.1cm" draw:start-shape="id5" draw:start-glue-point="3" draw:end-shape="id2" svg:d="m14200 18036h-650v-1936">
          <text:p/>
        </draw:connector>
        <draw:connector draw:style-name="gr7" draw:text-style-name="P1" draw:layer="layout" svg:x1="18.174cm" svg:y1="16.413cm" svg:x2="16.8cm" svg:y2="13.1cm" draw:start-shape="id6" draw:start-glue-point="1" draw:end-shape="id2" svg:d="m18174 16413h500v-3313h-1874">
          <text:p/>
        </draw:connector>
        <draw:connector draw:style-name="gr7" draw:text-style-name="P1" draw:layer="layout" svg:x1="15.25cm" svg:y1="17.1cm" svg:x2="13.6cm" svg:y2="15.6cm" draw:start-shape="id5" draw:end-shape="id7" svg:d="m15250 17100v-725h-1650v-775">
          <text:p/>
        </draw:connector>
        <draw:connector draw:style-name="gr7" draw:text-style-name="P1" draw:layer="layout" svg:x1="18.6cm" svg:y1="16.399cm" svg:x2="16.8cm" svg:y2="13.1cm" draw:start-shape="id8" draw:start-glue-point="3" draw:end-shape="id2" svg:d="m18600 16399h-899v-3299h-901">
          <text:p/>
        </draw:connector>
        <draw:connector draw:style-name="gr7" draw:text-style-name="P1" draw:layer="layout" svg:x1="19.021cm" svg:y1="12.098cm" svg:x2="17.658cm" svg:y2="12.549cm" draw:start-shape="id9" draw:end-shape="id9" draw:end-glue-point="3" svg:d="m19021 12098v-500h-1863v951h500">
          <text:p/>
        </draw:connector>
        <draw:connector draw:style-name="gr7" draw:text-style-name="P1" draw:layer="layout" svg:x1="19.5cm" svg:y1="14.003cm" svg:x2="16.3cm" svg:y2="12.9cm" draw:start-shape="id10" draw:start-glue-point="3" draw:end-shape="id7" svg:d="m19500 14003h-1575v-1103h-1625">
          <text:p/>
        </draw:connector>
        <draw:connector draw:style-name="gr7" draw:text-style-name="P1" draw:layer="layout" svg:x1="6.972cm" svg:y1="9.6cm" svg:x2="8.674cm" svg:y2="10.014cm" draw:start-shape="id11" draw:start-glue-point="1" svg:d="m6972 9600h1101v414h601">
          <text:p/>
        </draw:connector>
        <draw:connector draw:style-name="gr7" draw:text-style-name="P1" draw:layer="layout" svg:x1="6.548cm" svg:y1="8.111cm" svg:x2="9.292cm" svg:y2="10.283cm" draw:start-shape="id12" draw:end-shape="id13" svg:d="m6548 8111v3220h2744v-1048">
          <text:p/>
        </draw:connector>
        <draw:connector draw:style-name="gr7" draw:text-style-name="P1" draw:layer="layout" svg:x1="9.465cm" svg:y1="5.554cm" svg:x2="12.409cm" svg:y2="6.766cm" draw:start-shape="id14" draw:end-shape="id13" svg:d="m9465 5554h2944v1212">
          <text:p/>
        </draw:connector>
        <draw:connector draw:style-name="gr7" draw:text-style-name="P1" draw:layer="layout" svg:x1="10.8cm" svg:y1="4.9cm" svg:x2="8.5cm" svg:y2="9.515cm" draw:start-shape="id15" draw:end-shape="id16" svg:d="m10800 4900h-2801v4615h501">
          <text:p/>
        </draw:connector>
        <draw:connector draw:style-name="gr7" draw:text-style-name="P1" draw:layer="layout" svg:x1="19.934cm" svg:y1="8.668cm" svg:x2="18.7cm" svg:y2="9.5cm" draw:start-shape="id17" draw:end-shape="id18" svg:d="m19934 8668v832h-1234">
          <text:p/>
        </draw:connector>
        <draw:connector draw:style-name="gr7" draw:text-style-name="P1" draw:layer="layout" svg:x1="20.966cm" svg:y1="10.517cm" svg:x2="18.7cm" svg:y2="9.5cm" draw:end-shape="id18" svg:d="m20966 10517h-882v-1017h-1384">
          <text:p/>
        </draw:connector>
        <draw:connector draw:style-name="gr7" draw:text-style-name="P1" draw:layer="layout" svg:x1="18.174cm" svg:y1="16.413cm" svg:x2="16.8cm" svg:y2="13.1cm" draw:start-shape="id6" draw:end-shape="id2" svg:d="m18174 16413h500v-3313h-1874">
          <text:p/>
        </draw:connector>
        <draw:frame draw:style-name="gr4" draw:text-style-name="P1" xml:id="id11" draw:id="id11" draw:layer="photo" svg:width="1.472cm" svg:height="1.6cm" svg:x="5.5cm" svg:y="8.8cm">
          <draw:image xlink:href="Pictures/100002010000010000000100402CE5D7.png" xlink:type="simple" xlink:show="embed" xlink:actuate="onLoad">
            <text:p/>
          </draw:image>
        </draw:frame>
        <draw:frame draw:style-name="gr4" draw:text-style-name="P1" xml:id="id21" draw:id="id21" draw:layer="layout" svg:width="1.8cm" svg:height="1.62cm" svg:x="9.2cm" svg:y="14.78cm">
          <draw:image xlink:href="Pictures/1000020000000118000000FABE8859D1.png" xlink:type="simple" xlink:show="embed" xlink:actuate="onLoad">
            <text:p/>
          </draw:image>
        </draw:frame>
        <draw:frame draw:style-name="gr4" draw:text-style-name="P1" xml:id="id19" draw:id="id19" draw:layer="layout" svg:width="1.833cm" svg:height="0.864cm" svg:x="18.7cm" svg:y="5.8cm">
          <draw:image xlink:href="Pictures/1000000000000264000000AFE575AE3C.gif" xlink:type="simple" xlink:show="embed" xlink:actuate="onLoad">
            <text:p/>
          </draw:image>
        </draw:frame>
        <draw:connector draw:style-name="gr7" draw:text-style-name="P1" draw:layer="layout" svg:x1="19.616cm" svg:y1="6.664cm" svg:x2="18.7cm" svg:y2="9.5cm" draw:start-shape="id19" draw:end-shape="id18" svg:d="m19616 6664v2836h-916">
          <text:p/>
        </draw:connector>
        <draw:frame draw:style-name="gr4" draw:text-style-name="P1" xml:id="id20" draw:id="id20" draw:layer="layout" svg:width="2.129cm" svg:height="1.8cm" svg:x="16.171cm" svg:y="4cm">
          <draw:image xlink:href="Pictures/100002000000012C000000C8E614407F.png" xlink:type="simple" xlink:show="embed" xlink:actuate="onLoad">
            <text:p/>
          </draw:image>
        </draw:frame>
        <draw:connector draw:style-name="gr7" draw:text-style-name="P1" draw:layer="layout" svg:x1="16.171cm" svg:y1="4.9cm" svg:x2="15.65cm" svg:y2="6.6cm" draw:start-shape="id20" draw:end-shape="id18" draw:end-glue-point="0" svg:d="m16171 4900h-521v1700">
          <text:p/>
        </draw:connector>
        <draw:connector draw:style-name="gr7" draw:text-style-name="P1" draw:layer="photo" svg:x1="9.2cm" svg:y1="15.59cm" svg:x2="10.3cm" svg:y2="13.1cm" draw:start-shape="id21" draw:end-shape="id2" draw:end-glue-point="3" svg:d="m9200 15590h-500v-2490h16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Radial_20_turquoise_2f_blanc" draw:display-name="Radial turquoise/blanc" draw:style="ellipsoid" draw:cx="50%" draw:cy="50%" draw:start-color="#004a4a" draw:end-color="#ffffff" draw:start-intensity="100%" draw:end-intensity="85%" draw:angle="0" draw:border="0%"/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 draw:fill-color="#00ff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hoto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3-20T12:10:49.94</meta:creation-date>
    <dc:date>2016-03-20T13:16:47.89</dc:date>
    <meta:editing-duration>PT4M52S</meta:editing-duration>
    <meta:editing-cycles>1</meta:editing-cycles>
    <meta:document-statistic meta:object-count="45"/>
    <meta:generator>OpenOffice.org/3.4$Win32 OpenOffice.org_project/340m1$Build-9590</meta:generator>
  </office:meta>
</office:document-meta>
</file>